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office:value-type="string" table:style-name="ce1">
            <text:p>итоговое время</text:p>
          </table:table-cell>
          <table:table-cell office:value-type="string" table:style-name="ce1">
            <text:p>ответ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2]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3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1; 2</text:p>
          </table:table-cell>
          <table:table-cell office:value-type="float" office:value="8" table:formula="of:=[.D3]+[.B4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5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formula="of:=[.D5]+[.B6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; 5</text:p>
          </table:table-cell>
          <table:table-cell office:value-type="float" office:value="11" table:formula="of:=[.D4]+[.B7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formula="of:=[.B8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formula="of:=[.D8]+[.B9]" table:style-name="ce1">
            <text:p>8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formula="of:=[.B10]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" table:formula="of:=[.D10]+[.B11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8; 10</text:p>
          </table:table-cell>
          <table:table-cell office:value-type="float" office:value="12" table:formula="of:=[.D9]+[.B12]" table:style-name="ce1">
            <text:p>12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; 11</text:p>
          </table:table-cell>
          <table:table-cell office:value-type="float" office:value="19" table:formula="of:=[.D12]+[.B13]" table:style-name="ce1">
            <text:p>19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6:53:51Z</dc:date>
  </office:meta>
</office:document-meta>
</file>